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ursor.is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ursor.newInput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twoLocaleOp( Cursor other , int op , int arg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Cursor.twoLocaleOp( XmlCursor xOther , int op , int arg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">
            <text:p text:style-name="Table_20_Contents">1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Cursor._toNextSibling( QName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ursor.newXMLStreamRea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moveChars( int cch , XmlCursor xT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sor.getNextChange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sor.insertElement( String localName ,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_mon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sor.toNextTok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_insertAttribute( Q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sor.toChild( Q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isSta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ursor._moveXmlContents( Cursor t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ursor._save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sor.getBookmark( Object key , Cur 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ursor._newDomNode( XmlOptions op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mSaver.emitProcinst( SaveCu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ursor.disp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ursor._toBookmark( XmlBookmark bookmark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ursor.getAttributeText( QName attr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selectPath( String path , XmlOptions op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omSaver.emitEndDoc( SaveCu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ursor._comparePosition( Cursor oth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ursor.moveXml( XmlCursor xT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sor.get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isStartdoc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ursor._removeAttribute( QName attr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ursor._prevToke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ursor.setTextValue( String 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checkCursors( XmlCursor xOth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ursor._getDocChangeSta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sor._setBookmark( XmlBookmark bookmark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ursor.insertElementWithText( String localName , String uri , String 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addToSele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_is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sor.validateLocalName( Q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ursor.toSelection( int 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toStartDoc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ursor.insertComment( String 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removeXmlConten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save( Writer w , XmlOptions op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_insertProcInst( String target , String 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ursor.insertChars( String 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prevToken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dum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toChild( QName name ,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_newXMLStream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sor._addToSe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sor.documentPropert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insertAttribute( String localName ,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insertElement( String local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insertNode( Cur that , String 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ursor.isAnyAtt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mSaver.emitTextValue( SaveCur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ursor._newInputStream(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sor._isCom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sor._isFini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sor.toNextBookmark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hangeStampImpl.hasChang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sor.getDocChangeStam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isRightOf( XmlCursor xOth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ursor._getSelection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angeStampImpl.ChangeStampImpl( Locale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sor.newXMLInputStream( XmlOptions op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_insertElementWithText( QName name ,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ursor.toEndTok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xmlText( XmlOptions op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_insertElement( String localName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sor.save( OutputStream o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Cursor( Xobj x , int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ursor.toChild( String namespace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_toPrevSibl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Saver.saveDom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ursor.newXMLInput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_toNextSibling( String uri , String loc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sor.preChe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sor._insertAttributeWithValue( String localName , String uri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sor._toNextSe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sor.dump( PrintStream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sor.insertProcInst( String target , String 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_xml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sor.namespaceForPrefix( String 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_isRightOf( Cursor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sor.toPar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comparePosition( XmlCursor xOth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ursor.setTextValue( Object src , int off , int c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ursor._insertAttribute(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sor.setBookmark( XmlBookmark bookmar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_setTextValue( char [ ] sourceChars , int offset , int length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ursor.insertElement( Q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copyXml( XmlCursor xT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sor.setNextChangeListener( Change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sor.validatePrefix(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ursor.newXMLStreamReader( XmlOptions op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toPrevChar( int c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_newXML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sor.toNextChar( int c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_save( ContentHandler ch , LexicalHandler l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sor._namespaceForPrefix( String 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ursor.beginElement( Q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_insertAttributeWithValue( String local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sor.validateLocalName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ursor._beginElement( Q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mSaver.emitElement( SaveCur c , ArrayList attrNames , ArrayList attrValu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ursor.beginElement( String local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insertElementWithText( QName name , String 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toFirstChi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ursor.getText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toPrevTok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_insertNamespace( String prefix , String nam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sor._clearBookmark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sor.___toNextSibl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ursor.insertNamespace( String prefix , String namespa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toPrevAttribu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_copyXml( Cursor t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omSaver.emitStartDoc( SaveCu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sor.insertAttribute( String local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_toPrevAttribu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sor._du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sor._selectPath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sor._save( File file , XmlOptions op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ursor.checkContentInsertionValidity( Cursor t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ursor.toLastChi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_toChild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sor.save( ContentHandler ch , LexicalHandler l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_toNextToken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3">
            <text:p text:style-name="Table_20_Contents">3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Cursor._moveChars( int cch , Cursor t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ursor._isContai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mSaver.ensureDoc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ursor.toCursor( XmlCursor xOth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ursor.isEn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mSaver.getQualifiedName( SaveCur c , QName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ursor._toStartD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sor.removeChars( int c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moni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_hasPrev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sor.getObjec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isAtSamePositionAs( XmlCursor xOth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ursor.toChild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_p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sor.xml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_toChild( Q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Saver.DomSaver( Cur c , boolean isFrag , XmlOptions op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ursor.toEndDoc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ursor.toNextSibling( String namespace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sor._moveXml( Cursor t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ursor.execQuery( String query , XmlOptions op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complai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sor._isAtSamePositionAs( Cursor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sor._toFirstAttribu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sor._getTextValu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ursor.isInSameDocument( XmlCursor xOth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sor.newRea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_execQuery( String que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sor.isDomFragment(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3">
            <text:p text:style-name="Table_20_Contents">3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Cursor.newCurs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_getAllBookmarkRefs( Collection listToFil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ursor.selectPath(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_copyChars( int cch , Cursor t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ursor.hasNextTok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ursor.getBookmark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_newXMLInputStream(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sor.toPrevBookmark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_toEndTok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ursor._isEndd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sor._getChars( char [ ] buf , int off , int cch )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ursor.getChars( char [ ] chars , int offset , int c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_insertChars( String 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ursor._prefixForNamespace( String 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ursor.clearSelec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_toChild( String uri , String loc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sor.hasPrevTok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insertAttributeWithValue( String name , String uri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copyXmlContents( XmlCursor xT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sor._insertElement(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sor.toNextSibling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toChild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_toPar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ursor._toNextAttribu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sor._isStartd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sor._save( OutputStream os , XmlOptions option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ursor.insertAttributeWithValue( String Name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toFirstContentTok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_getBookmark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sor._isProcin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sor._new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sor.newDomN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_insertElementWithText( String localName , String uri ,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sor._newCur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sor.insertAttributeWithValue( QName name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execQuery( String que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_isLeftOf( Cursor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sor._toLastCh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sor._toCursor( Cursor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ursor.newCursor( Xobj x , int 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ursor.toNextSibling( Q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isFinis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ursor._save( Writer w , XmlOptions option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ursor.toBookmark( XmlBookmark bookmar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_removeXmlConten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ursor.notifyChan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sor._insertAttributeWithValue( QName name ,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ursor.is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sor.copyChars( int cch , XmlCursor xT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sor._toNextSibling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sor.beginElement( String localName ,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_toLastAttribut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ursor._save( ContentHandler ch , LexicalHandler lh ,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sor.setName( Q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pus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_setAttributeText( QName attrName , 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ursor._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sor.tempCu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sor._hasNextTok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sor.currentToken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ursor._setName( QName 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Cursor.po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_document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sor.clearBookmark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_insertAttribute( String localName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sor.getAllNamespaces( Map addToThi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isContain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ursor._p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Saver.emitText( SaveCur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ursor.insertElementWithText( String localName , String 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removeAttribute( QName attr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_toChild( String loc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sor.toLastAttribu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hasNextSele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_toPrevChar( int maxCharacter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sor._save( Writer 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sor.isValid( Cur c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ursor.prefixForNamespace( String namespace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save( File file , XmlOptions op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save( ContentHandler ch , LexicalHandler lh , XmlOptions op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_getDom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sor._insertElement( Q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sor._copyXmlContents( Cursor t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ursor._newXMLStreamReader(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sor._toChild( QName name ,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sor._newReader(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sor.save( Writer w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omSaver.emitFinish( SaveCur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ursor.toFirstAttribu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ursor._beginElement(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sor._getCha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sor._currentTokenType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Cursor._clearSelec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mSaver.emitDocType( String docTypeName , String publicId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ursor._toSelection( int i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ursor._hasNextSe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ursor.checkThisCurs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sor.getCha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_insertElementWithText( String localName ,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sor.toNextAttribu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_selectPath( String pathExpr ,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ursor.getAllBookmarkRefs( Collection listToFil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preCheck( XmlCursor xOth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ursor._removeXml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ursor._getAttributeText( QName attr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ursor._isAtt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mSaver.emitComment( SaveCu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ursor._new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sor._toFirstCh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sor.toPrevSibl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_getTextValue( char [ ] chars , int offset , int max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Cursor.getTextValue( char [ ] chars , int offset , int c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checkInsertionValidity( Cur tha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ursor.moveXmlContents( XmlCursor xT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sor.getSelectionCou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_removeChars( int cc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ursor.isNamespa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ursor.toNextSele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isProcin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ursor._is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sor._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sor._setTextValue( String 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ursor._getNam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ursor._xmlText(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sor.Cursor( Cu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sor.toNextSibl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ursor.setAttributeText( QName attrName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_getAllNamespaces( Map addToThi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ursor._toNextBookmark( Object key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ursor._toNextChar( int maxCharacter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sor.getDomN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_save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sor._beginElement( String localName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sor._toEndD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sor._isAnyAtt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sor.setTextValue( char [ ] sourceChars , int offse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isLeftOf( XmlCursor xOth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ursor._insertCommen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ursor._toPrevBookmark( Object key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Cursor.newReader( XmlOptions op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newDomNode( XmlOptions op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_newDom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sor.removeXm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newInputStream( XmlOptions op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_toFirstContentTok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ursor._toPrevToken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ursor._execQuery( String query ,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sor.isAtt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ursor.isEnddoc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ursor._is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sor.save( File 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_is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sor.insertAttribute( Q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save( OutputStream os , XmlOptions op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.isCom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